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18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Kondensatorenliste:</text:p>
          </table:table-cell>
          <table:table-cell office:value-type="string" calcext:value-type="string">
            <text:p>Name:</text:p>
          </table:table-cell>
          <table:table-cell office:value-type="string" calcext:value-type="string">
            <text:p>Link: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Benötigt</text:p>
          </table:table-cell>
          <table:table-cell/>
          <table:table-cell office:value-type="string" calcext:value-type="string">
            <text:p>AEC Standard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4.7 µF </text:p>
          </table:table-cell>
          <table:table-cell table:style-name="ce1" office:value-type="string" calcext:value-type="string">
            <text:p>12063C475K4T2A </text:p>
          </table:table-cell>
          <table:table-cell table:style-name="ce2" office:value-type="string" calcext:value-type="string">
            <text:p><text:span text:style-name="T1"><text:a xlink:href="https://de.farnell.com/avx/12063c475k4t2a/kondensator-4-7-f-25v-10-x7r-1206/dp/2507766?st=12063C475K4T2A" xlink:type="simple">https://de.farnell.com/avx/12063c475k4t2a/kondensator-4-7-f-25v-10-x7r-1206/dp/2507766?st=12063C475K4T2A</text:a>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3">
          <table:table-cell/>
          <table:table-cell office:value-type="string" calcext:value-type="string">
            <text:p>1uF</text:p>
          </table:table-cell>
          <table:table-cell table:style-name="ce1" office:value-type="string" calcext:value-type="string">
            <text:p>12065C105K4Z2A </text:p>
          </table:table-cell>
          <table:table-cell office:value-type="string" calcext:value-type="string">
            <text:p>https://de.farnell.com/avx/12065c105k4z2a/kondensator-1-f-50v-10-x7r-1206/dp/2566064?st=12065C105K4Z2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3">
          <table:table-cell/>
          <table:table-cell office:value-type="string" calcext:value-type="string">
            <text:p>100nF</text:p>
          </table:table-cell>
          <table:table-cell table:style-name="ce1" office:value-type="string" calcext:value-type="string">
            <text:p>C1206F104K1RACAUTO  </text:p>
          </table:table-cell>
          <table:table-cell office:value-type="string" calcext:value-type="string">
            <text:p>https://de.farnell.com/kemet/c1206f104k1racauto/kondensator-0-1-f-100v-10-x7r/dp/2478270?st=C1206F104K1RACAUT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3">
          <table:table-cell/>
          <table:table-cell office:value-type="string" calcext:value-type="string">
            <text:p>2.2uF</text:p>
          </table:table-cell>
          <table:table-cell table:style-name="ce1" office:value-type="string" calcext:value-type="string">
            <text:p>C1206X225K5RACAUTO </text:p>
          </table:table-cell>
          <table:table-cell office:value-type="string" calcext:value-type="string">
            <text:p>https://de.farnell.com/kemet/c1206x225k5racauto/kondensator-2-2-f-50v-10-x7r-1206/dp/2478274?st=C1206X225K5RACAUT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3">
          <table:table-cell/>
          <table:table-cell office:value-type="string" calcext:value-type="string">
            <text:p>22pF</text:p>
          </table:table-cell>
          <table:table-cell table:style-name="ce1" office:value-type="string" calcext:value-type="string">
            <text:p>C0805C220K5RACAUTO </text:p>
          </table:table-cell>
          <table:table-cell office:value-type="string" calcext:value-type="string">
            <text:p>https://de.farnell.com/kemet/c0805c220k5racauto/kondensator-22pf-50v-10-x7r-0805/dp/2905242?st=C0805C220K5RACAUT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Sonstiges: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1" office:value-type="string" calcext:value-type="string">
            <text:p>Steckverbinder 2-pol</text:p>
          </table:table-cell>
          <table:table-cell table:style-name="ce1" office:value-type="string" calcext:value-type="string">
            <text:p>M20-9990246 </text:p>
          </table:table-cell>
          <table:table-cell office:value-type="string" calcext:value-type="string">
            <text:p>https://de.farnell.com/harwin/m20-9990246/stiftleiste-2-54mm-offen-vertikal/dp/10222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Widerstände:</text:p>
          </table:table-cell>
          <table:table-cell office:value-type="string" calcext:value-type="string">
            <text:p>Name:</text:p>
          </table:table-cell>
          <table:table-cell office:value-type="string" calcext:value-type="string">
            <text:p>Link: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Benötigt</text:p>
          </table:table-cell>
          <table:table-cell/>
          <table:table-cell office:value-type="string" calcext:value-type="string">
            <text:p>AEC Standard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100kOhm</text:p>
          </table:table-cell>
          <table:table-cell office:value-type="string" calcext:value-type="string">
            <text:p>CRCW1206100KFKEA </text:p>
          </table:table-cell>
          <table:table-cell table:style-name="ce4" office:value-type="string" calcext:value-type="string">
            <text:p>https://de.farnell.com/vishay/crcw1206100kfkea/dickschichtwiderstand-100k-1-0/dp/146997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ja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4" office:value-type="string" calcext:value-type="string">
            <text:p>7,5kOhm</text:p>
          </table:table-cell>
          <table:table-cell office:value-type="string" calcext:value-type="string">
            <text:p>CRCW12067K50FKEA </text:p>
          </table:table-cell>
          <table:table-cell table:style-name="ce4" office:value-type="string" calcext:value-type="string">
            <text:p>https://de.farnell.com/vishay/crcw12067k50fkea/dickschichtwiderstand-7k5-1-0/dp/165317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ja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4" office:value-type="string" calcext:value-type="string">
            <text:p>6,49kOhm (dü)</text:p>
          </table:table-cell>
          <table:table-cell office:value-type="string" calcext:value-type="string">
            <text:p>ERA8AEB6491V </text:p>
          </table:table-cell>
          <table:table-cell table:style-name="ce4" office:value-type="string" calcext:value-type="string">
            <text:p>https://de.farnell.com/panasonic-electronic-components/era8aeb6491v/d-nnsch-widerstand-6k49-0-1-0/dp/209521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ja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4" office:value-type="string" calcext:value-type="string">
            <text:p>3,6kOhm (dü)</text:p>
          </table:table-cell>
          <table:table-cell office:value-type="string" calcext:value-type="string">
            <text:p>ERA8ARB362V </text:p>
          </table:table-cell>
          <table:table-cell table:style-name="ce4" office:value-type="string" calcext:value-type="string">
            <text:p>https://de.farnell.com/panasonic/era8arb362v/d-nnschichtwiderstand-3k6-0-1/dp/248482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ja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4" office:value-type="string" calcext:value-type="string">
            <text:p>38,3kOhm (dü)</text:p>
          </table:table-cell>
          <table:table-cell office:value-type="string" calcext:value-type="string">
            <text:p>ERA8AEB3832V </text:p>
          </table:table-cell>
          <table:table-cell office:value-type="string" calcext:value-type="string">
            <text:p>https://de.farnell.com/panasonic-electronic-components/era8aeb3832v/d-nnsch-widerstand-38k3-0-1-0/dp/209510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j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.00.0000</text:date>, <text:time style:data-style-name="N2" text:time-value="12:23:04.01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3:54:06.941000000</meta:creation-date>
    <dc:date>2019-02-19T12:58:26.648000000</dc:date>
    <meta:editing-duration>PT6M52S</meta:editing-duration>
    <meta:editing-cycles>3</meta:editing-cycles>
    <meta:generator>LibreOffice/6.0.6.2$Windows_X86_64 LibreOffice_project/0c292870b25a325b5ed35f6b45599d2ea4458e77</meta:generator>
    <meta:document-statistic meta:table-count="1" meta:cell-count="78" meta:object-count="0"/>
  </office:meta>
</office:document-meta>
</file>